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7.116cm" fo:min-width="16.391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655cm" fo:min-width="6.875cm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fo:min-height="1.655cm" fo:min-width="6.875cm"/>
    </style:style>
    <style:style style:name="gr4" style:family="graphic" style:parent-style-name="standard">
      <style:graphic-properties draw:textarea-horizontal-align="justify" draw:textarea-vertical-align="top" draw:auto-grow-height="false" fo:min-height="5.973cm" fo:min-width="8.136cm"/>
    </style:style>
    <style:style style:name="gr5" style:family="graphic" style:parent-style-name="standard">
      <style:graphic-properties draw:fill-color="#00cc33" draw:textarea-horizontal-align="justify" draw:textarea-vertical-align="middle" draw:auto-grow-height="false" fo:min-height="0.766cm" fo:min-width="5.723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1.655cm" fo:min-width="5.46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26cm" fo:min-width="3.363cm"/>
    </style:style>
    <style:style style:name="gr9" style:family="graphic" style:parent-style-name="standard">
      <style:graphic-properties draw:textarea-horizontal-align="justify" draw:textarea-vertical-align="top" draw:auto-grow-height="false" fo:min-height="4.83cm" fo:min-width="8.263cm"/>
    </style:style>
    <style:style style:name="gr10" style:family="graphic" style:parent-style-name="standard">
      <style:graphic-properties draw:fill-color="#00cc33" draw:textarea-horizontal-align="justify" draw:textarea-vertical-align="middle" draw:auto-grow-height="false" fo:min-height="1.02cm" fo:min-width="5.977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1.147cm" fo:min-width="6.739cm"/>
    </style:style>
    <style:style style:name="gr12" style:family="graphic" style:parent-style-name="standard">
      <style:graphic-properties draw:textarea-horizontal-align="justify" draw:textarea-vertical-align="top" draw:auto-grow-height="false" fo:min-height="4.576cm" fo:min-width="15.121cm"/>
    </style:style>
    <style:style style:name="gr13" style:family="graphic" style:parent-style-name="objectwithoutfill">
      <style:graphic-properties svg:stroke-width="0.081cm" svg:stroke-color="#ff99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3.687cm" fo:min-width="3.31cm"/>
    </style:style>
    <style:style style:name="gr15" style:family="graphic" style:parent-style-name="standard">
      <style:graphic-properties draw:fill-color="#ff66ff" draw:textarea-horizontal-align="justify" draw:textarea-vertical-align="middle" draw:auto-grow-height="false" fo:min-height="2.671cm" fo:min-width="7.247cm"/>
    </style:style>
    <style:style style:name="gr16" style:family="graphic" style:parent-style-name="standard">
      <style:graphic-properties draw:fill-color="#00ff66" draw:textarea-horizontal-align="justify" draw:textarea-vertical-align="middle" draw:auto-grow-height="false" fo:min-height="0.639cm" fo:min-width="7.247cm"/>
    </style:style>
    <style:style style:name="gr17" style:family="graphic" style:parent-style-name="standard">
      <style:graphic-properties draw:fill-color="#9999ff" draw:textarea-horizontal-align="justify" draw:textarea-vertical-align="middle" draw:auto-grow-height="false" fo:min-height="4.195cm" fo:min-width="2.802cm"/>
    </style:style>
    <style:style style:name="gr18" style:family="graphic" style:parent-style-name="standard">
      <style:graphic-properties draw:fill-color="#00cc33" draw:textarea-horizontal-align="justify" draw:textarea-vertical-align="middle" draw:auto-grow-height="false" fo:min-height="1.02cm" fo:min-width="9.279cm"/>
    </style:style>
    <style:style style:name="gr19" style:family="graphic" style:parent-style-name="standard">
      <style:graphic-properties draw:fill-color="#66ff00" draw:textarea-horizontal-align="justify" draw:textarea-vertical-align="middle" draw:auto-grow-height="false" fo:min-height="0.893cm" fo:min-width="8.34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-color="#00cc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-color="#ff66ff"/>
      <style:paragraph-properties fo:text-align="center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-color="#9999ff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91cm" svg:height="7.366cm" svg:x="2.143cm" svg:y="1.508cm">
          <text:p text:style-name="P1">Starting Splash Scre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75cm" svg:height="1.905cm" svg:x="3.15cm" svg:y="5.953cm">
          <text:p text:style-name="P1">Initialize new cours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375cm" svg:height="1.905cm" svg:x="11.16cm" svg:y="5.953cm">
          <text:p text:style-name="P1">Manage course</text:p>
          <draw:enhanced-geometry svg:viewBox="0 0 21600 21600" draw:type="rectangle" draw:enhanced-path="M 0 0 L 21600 0 21600 21600 0 21600 0 0 Z N"/>
        </draw:custom-shape>
        <draw:g xml:id="id1" draw:id="id1">
          <draw:custom-shape draw:style-name="gr4" draw:text-style-name="P1" draw:layer="layout" svg:width="8.636cm" svg:height="6.223cm" svg:x="2.016cm" svg:y="9.89cm">
            <text:p text:style-name="P1">Assignments Repo?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6.223cm" svg:height="1.016cm" svg:x="3.159cm" svg:y="11.541cm">
            <text:p text:style-name="P1">Enter name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969cm" svg:height="1.905cm" svg:x="3.286cm" svg:y="13.573cm">
            <text:p text:style-name="P1">Create new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5" draw:layer="layout" draw:type="curve" svg:x1="10.588cm" svg:y1="8.874cm" svg:x2="6.334cm" svg:y2="9.89cm" draw:end-shape="id1" svg:d="M10588 8874c0 385-4254-122-4254 1016" svg:viewBox="0 0 4255 1017">
          <text:p/>
        </draw:connector>
        <draw:custom-shape draw:style-name="gr8" draw:text-style-name="P1" xml:id="id3" draw:id="id3" draw:layer="layout" svg:width="5.461cm" svg:height="2.794cm" svg:x="12.303cm" svg:y="18.018cm">
          <text:p text:style-name="P1">Errors List and</text:p>
          <text:p text:style-name="P1">User correc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draw:line-skew="0cm 0.842cm" svg:x1="10.779cm" svg:y1="19.669cm" svg:x2="13.102cm" svg:y2="18.427cm" draw:start-shape="id2" draw:start-glue-point="1" draw:end-shape="id3" draw:end-glue-point="5" svg:d="M10779 19669c1141 0 950-655 1246-991s1077-353 1077-251" svg:viewBox="0 0 2324 1298">
          <text:p/>
        </draw:connector>
        <draw:connector draw:style-name="gr7" draw:text-style-name="P5" draw:layer="layout" draw:type="curve" draw:line-skew="-0.716cm" svg:x1="13.102cm" svg:y1="20.403cm" svg:x2="10.779cm" svg:y2="19.669cm" draw:start-shape="id3" draw:start-glue-point="7" draw:end-shape="id2" draw:end-glue-point="1" svg:d="M13102 20403c0 292-781 243-1077-13s-105-721-1246-721" svg:viewBox="0 0 2324 935">
          <text:p/>
        </draw:connector>
        <draw:g xml:id="id4" draw:id="id4">
          <draw:custom-shape draw:style-name="gr9" draw:text-style-name="P1" xml:id="id2" draw:id="id2" draw:layer="layout" svg:width="8.763cm" svg:height="5.08cm" svg:x="2.016cm" svg:y="17.129cm">
            <text:p text:style-name="P1">Input CSV File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6.477cm" svg:height="1.27cm" svg:x="3.159cm" svg:y="18.653cm">
            <text:p text:style-name="P1">File Input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7.239cm" svg:height="1.397cm" svg:x="2.905cm" svg:y="20.431cm">
            <text:p text:style-name="P1">Finalize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5" draw:layer="layout" draw:type="curve" svg:x1="6.334cm" svg:y1="16.113cm" svg:x2="6.397cm" svg:y2="17.129cm" draw:start-shape="id1" draw:start-glue-point="2" draw:end-shape="id4" svg:d="M6334 16113c0 762 63 254 63 1016" svg:viewBox="0 0 64 1017">
          <text:p/>
        </draw:connector>
        <draw:custom-shape draw:style-name="gr12" draw:text-style-name="P1" xml:id="id5" draw:id="id5" draw:layer="layout" svg:width="15.621cm" svg:height="4.826cm" svg:x="4.175cm" svg:y="23.606cm">
          <text:p text:style-name="P1">Management View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draw:line-skew="-5.254cm" svg:x1="10.588cm" svg:y1="8.874cm" svg:x2="11.985cm" svg:y2="23.606cm" draw:end-shape="id5" svg:d="M10588 8874c0 2793 1397-4573 1397 14732" svg:viewBox="0 0 1398 14733">
          <text:p/>
        </draw:connector>
        <draw:connector draw:style-name="gr7" draw:text-style-name="P5" draw:layer="layout" draw:type="curve" svg:x1="6.397cm" svg:y1="22.209cm" svg:x2="11.985cm" svg:y2="23.606cm" draw:start-shape="id4" draw:start-glue-point="2" draw:end-shape="id5" draw:end-glue-point="0" svg:d="M6397 22209c0 1048 5588 350 5588 1397" svg:viewBox="0 0 5589 1398">
          <text:p/>
        </draw:connector>
        <draw:custom-shape draw:style-name="gr14" draw:text-style-name="P6" draw:layer="layout" svg:width="3.81cm" svg:height="3.937cm" svg:x="4.556cm" svg:y="24.368cm">
          <text:p text:style-name="P1">Command</text:p>
          <text:p text:style-name="P1">prompt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7" draw:layer="layout" svg:width="7.747cm" svg:height="2.921cm" svg:x="8.493cm" svg:y="25.511cm">
            <text:p text:style-name="P1">Entities List</text:p>
            <text:list text:style-name="L1">
              <text:list-item>
                <text:p text:style-name="P1">Sorting options</text:p>
              </text:list-item>
              <text:list-item>
                <text:p text:style-name="P1">Click on team to view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7.747cm" svg:height="0.889cm" svg:x="8.493cm" svg:y="24.495cm">
            <text:p text:style-name="P1">Entity Type Select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9" draw:layer="layout" svg:width="3.302cm" svg:height="4.445cm" svg:x="16.367cm" svg:y="23.86cm">
          <text:p text:style-name="P1">Entity</text:p>
          <text:p text:style-name="P1">Detail</text:p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9.779cm" svg:height="1.27cm" svg:x="5.572cm" svg:y="2.778cm">
          <text:p text:style-name="P1">Organization Name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8.84cm" svg:height="1.143cm" svg:x="6.003cm" svg:y="4.302cm">
          <text:p text:style-name="P1">Access Toke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9:34:45.291916725</meta:creation-date>
    <dc:date>2018-10-15T10:03:07.788219395</dc:date>
    <meta:editing-duration>PT6M31S</meta:editing-duration>
    <meta:editing-cycles>2</meta:editing-cycles>
    <meta:generator>LibreOffice/5.1.6.2$Linux_X86_64 LibreOffice_project/10m0$Build-2</meta:generator>
    <meta:document-statistic meta:object-count="26"/>
  </office:meta>
</office:document-meta>
</file>